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5d62" officeooo:paragraph-rsid="00025d62"/>
    </style:style>
    <style:style style:name="P2" style:family="paragraph" style:parent-style-name="Standard">
      <style:text-properties officeooo:rsid="00025d62" officeooo:paragraph-rsid="00045965"/>
    </style:style>
    <style:style style:name="P3" style:family="paragraph" style:parent-style-name="Standard">
      <style:text-properties officeooo:rsid="00025d62" officeooo:paragraph-rsid="0005268c"/>
    </style:style>
    <style:style style:name="P4" style:family="paragraph" style:parent-style-name="Standard">
      <style:paragraph-properties style:line-height-at-least="0.503cm"/>
      <style:text-properties fo:color="#d4d4d4" style:font-name="Droid Sans Mono" fo:font-size="10.5pt" fo:font-weight="normal" fo:background-color="#1e1e1e"/>
    </style:style>
    <style:style style:name="P5" style:family="paragraph" style:parent-style-name="Standard">
      <style:paragraph-properties style:line-height-at-least="0.503cm"/>
      <style:text-properties fo:color="#d4d4d4" style:font-name="Droid Sans Mono" fo:font-size="10.5pt" fo:font-weight="normal" officeooo:rsid="00175b71" officeooo:paragraph-rsid="00175b71" fo:background-color="#1e1e1e"/>
    </style:style>
    <style:style style:name="P6" style:family="paragraph" style:parent-style-name="Standard">
      <style:paragraph-properties style:line-height-at-least="0.503cm"/>
    </style:style>
    <style:style style:name="P7" style:family="paragraph" style:parent-style-name="Standard">
      <style:text-properties fo:color="#000000" style:font-name="Droid Sans Mono" fo:font-size="10.5pt" fo:font-weight="normal" officeooo:rsid="00025d62" officeooo:paragraph-rsid="0005268c" fo:background-color="#1e1e1e"/>
    </style:style>
    <style:style style:name="P8" style:family="paragraph" style:parent-style-name="Standard">
      <style:paragraph-properties style:line-height-at-least="0.503cm"/>
      <style:text-properties fo:color="#000000" style:font-name="Droid Sans Mono" fo:font-size="10.5pt" fo:font-weight="normal" fo:background-color="transparent"/>
    </style:style>
    <style:style style:name="P9" style:family="paragraph" style:parent-style-name="Standard">
      <style:text-properties fo:color="#000000" style:font-name="Droid Sans Mono" fo:font-size="10.5pt" fo:font-weight="normal" officeooo:rsid="000d479d" officeooo:paragraph-rsid="000d479d" fo:background-color="transparent"/>
    </style:style>
    <style:style style:name="P10" style:family="paragraph" style:parent-style-name="Standard">
      <style:text-properties fo:color="#000000" style:font-name="Droid Sans Mono" fo:font-size="10.5pt" fo:font-weight="normal" officeooo:rsid="000ffeb3" officeooo:paragraph-rsid="000ffeb3" fo:background-color="transparent"/>
    </style:style>
    <style:style style:name="P11" style:family="paragraph" style:parent-style-name="Standard">
      <style:paragraph-properties style:line-height-at-least="0.503cm"/>
      <style:text-properties fo:color="#000000" style:font-name="Droid Sans Mono" fo:font-size="10.5pt" fo:font-weight="normal" officeooo:rsid="0011d077" officeooo:paragraph-rsid="0011d077" fo:background-color="transparent"/>
    </style:style>
    <style:style style:name="P12" style:family="paragraph" style:parent-style-name="Standard">
      <style:paragraph-properties style:line-height-at-least="0.503cm"/>
      <style:text-properties fo:color="#000000" style:font-name="Droid Sans Mono" fo:font-size="10.5pt" fo:font-weight="normal" officeooo:rsid="0015954a" officeooo:paragraph-rsid="0015954a" fo:background-color="transparent"/>
    </style:style>
    <style:style style:name="P13" style:family="paragraph" style:parent-style-name="Standard">
      <style:paragraph-properties style:line-height-at-least="0.503cm"/>
      <style:text-properties fo:color="#000000" style:font-name="Droid Sans Mono" fo:font-size="10.5pt" fo:font-weight="normal" officeooo:rsid="00161a90" officeooo:paragraph-rsid="00161a90" fo:background-color="transparent"/>
    </style:style>
    <style:style style:name="P14" style:family="paragraph" style:parent-style-name="Standard">
      <style:paragraph-properties style:line-height-at-least="0.503cm"/>
      <style:text-properties fo:color="#000000" style:font-name="Droid Sans Mono" fo:font-size="10.5pt" fo:font-weight="normal" officeooo:rsid="00175b71" officeooo:paragraph-rsid="00175b71" fo:background-color="transparent"/>
    </style:style>
    <style:style style:name="P15" style:family="paragraph" style:parent-style-name="Standard">
      <style:paragraph-properties style:line-height-at-least="0.503cm"/>
      <style:text-properties fo:color="#000000" style:font-name="Droid Sans Mono" fo:font-size="10.5pt" fo:font-weight="normal" officeooo:rsid="00190f38" officeooo:paragraph-rsid="00190f38" fo:background-color="transparent"/>
    </style:style>
    <style:style style:name="P16" style:family="paragraph" style:parent-style-name="Standard">
      <style:paragraph-properties style:line-height-at-least="0.503cm"/>
      <style:text-properties fo:color="#000000" style:font-name="Droid Sans Mono" fo:font-size="10.5pt" fo:font-weight="normal" officeooo:rsid="001a5220" officeooo:paragraph-rsid="001a5220" fo:background-color="transparent"/>
    </style:style>
    <style:style style:name="P17" style:family="paragraph" style:parent-style-name="Standard">
      <style:paragraph-properties style:line-height-at-least="0.503cm"/>
      <style:text-properties fo:color="#000000" style:font-name="Droid Sans Mono" fo:font-size="10.5pt" fo:font-weight="normal" officeooo:rsid="001afa5e" officeooo:paragraph-rsid="001afa5e" fo:background-color="transparent"/>
    </style:style>
    <style:style style:name="P18" style:family="paragraph" style:parent-style-name="Standard">
      <style:paragraph-properties style:line-height-at-least="0.503cm"/>
      <style:text-properties fo:color="#000000" style:font-name="Droid Sans Mono" fo:font-size="10.5pt" fo:font-weight="normal" officeooo:rsid="001b4055" officeooo:paragraph-rsid="001b4055" fo:background-color="transparent"/>
    </style:style>
    <style:style style:name="P19" style:family="paragraph" style:parent-style-name="Standard">
      <style:paragraph-properties style:line-height-at-least="0.503cm"/>
      <style:text-properties fo:color="#000000" style:font-name="Droid Sans Mono" fo:font-size="10.5pt" fo:font-weight="normal" officeooo:rsid="001db58c" officeooo:paragraph-rsid="001db58c" fo:background-color="transparent"/>
    </style:style>
    <style:style style:name="P20" style:family="paragraph" style:parent-style-name="Standard">
      <style:paragraph-properties style:line-height-at-least="0.503cm"/>
      <style:text-properties fo:color="#000000" fo:background-color="transparent"/>
    </style:style>
    <style:style style:name="P21" style:family="paragraph" style:parent-style-name="Standard">
      <style:text-properties officeooo:rsid="00060546" officeooo:paragraph-rsid="00060546"/>
    </style:style>
    <style:style style:name="P22" style:family="paragraph" style:parent-style-name="Standard">
      <style:text-properties officeooo:rsid="0007119c" officeooo:paragraph-rsid="0007119c"/>
    </style:style>
    <style:style style:name="P23" style:family="paragraph" style:parent-style-name="Standard">
      <style:text-properties officeooo:rsid="000834ff" officeooo:paragraph-rsid="000834ff"/>
    </style:style>
    <style:style style:name="P24" style:family="paragraph" style:parent-style-name="Standard">
      <style:text-properties officeooo:rsid="000bc67e" officeooo:paragraph-rsid="000bc67e"/>
    </style:style>
    <style:style style:name="P25" style:family="paragraph" style:parent-style-name="Standard">
      <style:text-properties officeooo:rsid="000c258f" officeooo:paragraph-rsid="000c258f"/>
    </style:style>
    <style:style style:name="P26" style:family="paragraph" style:parent-style-name="Standard">
      <style:text-properties officeooo:rsid="000d479d" officeooo:paragraph-rsid="000d479d"/>
    </style:style>
    <style:style style:name="P27" style:family="paragraph" style:parent-style-name="Standard">
      <style:text-properties officeooo:rsid="000ed7a7" officeooo:paragraph-rsid="000ed7a7"/>
    </style:style>
    <style:style style:name="P28" style:family="paragraph" style:parent-style-name="Standard">
      <style:text-properties officeooo:rsid="000ffeb3" officeooo:paragraph-rsid="000ffeb3"/>
    </style:style>
    <style:style style:name="T1" style:family="text">
      <style:text-properties officeooo:rsid="00045965"/>
    </style:style>
    <style:style style:name="T2" style:family="text">
      <style:text-properties officeooo:rsid="0005268c"/>
    </style:style>
    <style:style style:name="T3" style:family="text">
      <style:text-properties fo:color="#569cd6"/>
    </style:style>
    <style:style style:name="T4" style:family="text">
      <style:text-properties fo:color="#dcdcaa"/>
    </style:style>
    <style:style style:name="T5" style:family="text">
      <style:text-properties fo:color="#4ec9b0"/>
    </style:style>
    <style:style style:name="T6" style:family="text">
      <style:text-properties fo:color="#b5cea8"/>
    </style:style>
    <style:style style:name="T7" style:family="text">
      <style:text-properties fo:background-color="transparent" loext:char-shading-value="0"/>
    </style:style>
    <style:style style:name="T8" style:family="text">
      <style:text-properties officeooo:rsid="000a1bf4"/>
    </style:style>
    <style:style style:name="T9" style:family="text">
      <style:text-properties officeooo:rsid="0013bb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llback is a function passed to a function as a argument that is invoked inside of a function.</text:p>
      <text:p text:style-name="P1"/>
      <text:p text:style-name="P2"><text:span text:style-name="T1">Documents refer callback as CB.</text:span></text:p>
      <text:p text:style-name="P2"/>
      <text:p text:style-name="P3"><text:span text:style-name="T1">Garret talks about if and not putting else. If it goes inside if conditin then it returns and interpretor is out of if. If not then it </text:span></text:p>
      <text:p text:style-name="P3"/>
      <text:p text:style-name="P3"><text:span text:style-name="T2">we are passing the function as an argument and inside the function we run the function that was passed &gt;&gt;&gt;&gt;this is callback.</text:span> </text:p>
      <text:p text:style-name="P3"/>
      <text:p text:style-name="P7"><text:span text:style-name="T7">function adder(x,y,callback){</text:span></text:p>
      <text:p text:style-name="P8">let answer = x+y;</text:p>
      <text:p text:style-name="P8">if(callback){</text:p>
      <text:p text:style-name="P8">return callback(answer);</text:p>
      <text:p text:style-name="P8">}</text:p>
      <text:p text:style-name="P20"/>
      <text:p text:style-name="P8">return answer;</text:p>
      <text:p text:style-name="P8">}</text:p>
      <text:p text:style-name="P20"/>
      <text:p text:style-name="P8">function shout(input){</text:p>
      <text:p text:style-name="P8">console.log(`${input}!`);</text:p>
      <text:p text:style-name="P8">}</text:p>
      <text:p text:style-name="P20"/>
      <text:p text:style-name="P8">function unrelated(){</text:p>
      <text:p text:style-name="P8">console.log(answer);</text:p>
      <text:p text:style-name="P8">}</text:p>
      <text:p text:style-name="P20"/>
      <text:p text:style-name="P8">let answer = adder(1,2,unrelated);</text:p>
      <text:p text:style-name="P8">console.log(answer);</text:p>
      <text:p text:style-name="P3"/>
      <text:p text:style-name="P3"/>
      <text:p text:style-name="P21">you can call a function in other function whthout passing it as an agrument.</text:p>
      <text:p text:style-name="P22">The reason why you want to pass function as an agrument because u want to control what is called.</text:p>
      <text:p text:style-name="P22"/>
      <text:p text:style-name="P22"/>
      <text:p text:style-name="P22">This is a sync call back. Because it is executed immediately. </text:p>
      <text:p text:style-name="P22"/>
      <text:p text:style-name="P23">What is Sync code execution? Every code it encounters it runs. <text:span text:style-name="T8">It is also referred to as Blocking code. </text:span></text:p>
      <text:p text:style-name="P24">Async code is referred to as Non Blocking Code Execution.</text:p>
      <text:p text:style-name="P24"/>
      <text:p text:style-name="P24">Blocking: as the code is running, no other code can move on.</text:p>
      <text:p text:style-name="P24"/>
      <text:p text:style-name="P24"/>
      <text:p text:style-name="P25">Experimenting with blocking:</text:p>
      <text:p text:style-name="P25"/>
      <text:p text:style-name="P26">Javascript does not have sleep, wait or pause function inbuilt. We have to write our own. </text:p>
      <text:p text:style-name="P26"/>
      <text:p text:style-name="P26"/>
      <text:p text:style-name="P9">function wait(ms) {</text:p>
      <text:p text:style-name="P8">let start = Date.now();</text:p>
      <text:p text:style-name="P8">let now = start;</text:p>
      <text:p text:style-name="P20"><text:soft-page-break/></text:p>
      <text:p text:style-name="P8">while(now - start &lt;ms){</text:p>
      <text:p text:style-name="P8">now = Date.now();</text:p>
      <text:p text:style-name="P8">}</text:p>
      <text:p text:style-name="P8">}</text:p>
      <text:p text:style-name="P20"/>
      <text:p text:style-name="P8">wait(5000);</text:p>
      <text:p text:style-name="P8">console.log("finished");</text:p>
      <text:p text:style-name="P26"/>
      <text:p text:style-name="P27">here we have to wait for 5 sec till it prints finished. </text:p>
      <text:p text:style-name="P27">Because JavaScript is a blocking code by nature. It is a bad thing as user has to wait for 5 sec to get finished printed. </text:p>
      <text:p text:style-name="P27">You can not wait for each code to be executed for good experience. It does not allow the browser to do refresh or repaint. Then user thinks the browser crashed. User thinks browser is frozen. So blocking is bad. </text:p>
      <text:p text:style-name="P27"/>
      <text:p text:style-name="P27">JS is single threaded programing language. </text:p>
      <text:p text:style-name="P27">1 thread is 1 call stack. 1 thing executes at a time. 1 thing executing at a time. </text:p>
      <text:p text:style-name="P27"/>
      <text:p text:style-name="P28">When you are blocking that means browser literally cant do anything.</text:p>
      <text:p text:style-name="P28"/>
      <text:p text:style-name="P10">document.getElementById("button").addEventListener("click",()=&gt; {wait(10000);</text:p>
      <text:p text:style-name="P8">alert("this ran")});</text:p>
      <text:p text:style-name="P20"/>
      <text:p text:style-name="P8">function wait(ms) {</text:p>
      <text:p text:style-name="P8">let start = Date.now();</text:p>
      <text:p text:style-name="P8">let now = start;</text:p>
      <text:p text:style-name="P20"/>
      <text:p text:style-name="P8">while(now - start &lt;ms){</text:p>
      <text:p text:style-name="P8">now = Date.now();</text:p>
      <text:p text:style-name="P8">}</text:p>
      <text:p text:style-name="P8">}</text:p>
      <text:p text:style-name="P8"/>
      <text:p text:style-name="P11">You can do nothing in the browser. </text:p>
      <text:p text:style-name="P11"/>
      <text:p text:style-name="P11">Then comes Async code. <text:span text:style-name="T9">Async means we can run process in parallel.</text:span></text:p>
      <text:p text:style-name="P11"/>
      <text:p text:style-name="P12">Let us try the following code:</text:p>
      <text:p text:style-name="P12"/>
      <text:p text:style-name="P11">console.log(1);</text:p>
      <text:p text:style-name="P20"/>
      <text:p text:style-name="P8">setTimeout(()=&gt;{</text:p>
      <text:p text:style-name="P8">console.log(2)</text:p>
      <text:p text:style-name="P8">},5000);</text:p>
      <text:p text:style-name="P20"/>
      <text:p text:style-name="P8">console.log(3);</text:p>
      <text:p text:style-name="P8"/>
      <text:p text:style-name="P12">it will pring 1 then 2 and then wait for 5 sec and print 2. so setTimeout is not blocking printing of 3. </text:p>
      <text:p text:style-name="P12"/>
      <text:p text:style-name="P12">now change 5000 to 0 time. What do you think it will print?</text:p>
      <text:p text:style-name="P12"><text:soft-page-break/></text:p>
      <text:p text:style-name="P13">It still prints 1,3,2 not 1,2,3</text:p>
      <text:p text:style-name="P13"/>
      <text:p text:style-name="P13">Why?</text:p>
      <text:p text:style-name="P14">We move to Call Stack. What is Call Stack: it is how JS keeps track of execution of its code. </text:p>
      <text:p text:style-name="P14"/>
      <text:p text:style-name="P5"><text:span text:style-name="T5">console</text:span>.<text:span text:style-name="T4">log</text:span>(<text:span text:style-name="T6">1</text:span>);</text:p>
      <text:p text:style-name="P6"/>
      <text:p text:style-name="P4"><text:span text:style-name="T4">setTimeout</text:span>(()<text:span text:style-name="T3">=&gt;</text:span>{</text:p>
      <text:p text:style-name="P4"><text:span text:style-name="T5">console</text:span>.<text:span text:style-name="T4">log</text:span>(<text:span text:style-name="T6">2</text:span>)</text:p>
      <text:p text:style-name="P4">},<text:span text:style-name="T6">5000</text:span>);</text:p>
      <text:p text:style-name="P6"/>
      <text:p text:style-name="P4"><text:span text:style-name="T5">console</text:span>.<text:span text:style-name="T4">log</text:span>(<text:span text:style-name="T6">3</text:span>);</text:p>
      <text:p text:style-name="P14"/>
      <text:p text:style-name="P15">this waits for 5000 ms too but it does not block the code. </text:p>
      <text:p text:style-name="P15"/>
      <text:p text:style-name="P15"><text:a xlink:type="simple" xlink:href="http://latentflip.com/loupe/?code=bGV0IGEgPTE7CgpmdW5jdGlvbiB4KCkgewogICAgcmV0dXJuICJoZXJlIjsKfQoKZnVuY3Rpb24geSgpewogICAgcmV0dXJuIHgoKTsKfQoKZnVuY3Rpb24geigpewogICAgcmV0dXJuIHkoKTsKfQoKeigpOw%3D%3D!!!PGJ1dHRvbj5DbGljayBtZSE8L2J1dHRvbj4%3D" text:style-name="Internet_20_link" text:visited-style-name="Visited_20_Internet_20_Link">http://latentflip.com/loupe/?code=bGV0IGEgPTE7CgpmdW5jdGlvbiB4KCkgewogICAgcmV0dXJuICJoZXJlIjsKfQoKZnVuY3Rpb24geSgpewogICAgcmV0dXJuIHgoKTsKfQoKZnVuY3Rpb24geigpewogICAgcmV0dXJuIHkoKTsKfQoKeigpOw%3D%3D!!!PGJ1dHRvbj5DbGljayBtZSE8L2J1dHRvbj4%3D</text:a></text:p>
      <text:p text:style-name="P15"/>
      <text:p text:style-name="P16">one call stack = one thing executing at a time.</text:p>
      <text:p text:style-name="P16"/>
      <text:p text:style-name="P16">SetTimeout is a web api. So when it runs it is handed over to web api from call stack and it is brought back to the call stack only when call stack is empty. </text:p>
      <text:p text:style-name="P16"/>
      <text:p text:style-name="P17">Event loop constantly waits for call stack to be clear to put thread from callback queue to the call stack.</text:p>
      <text:p text:style-name="P17"/>
      <text:p text:style-name="P18">Setting setTimeout to five does not mean it will execute in 5 sec. It will execute miniumm in 5 or more sec. Because we dont know when call stack will be empty and event handler will pick up the code from callback queue to call stack.</text:p>
      <text:p text:style-name="P18"/>
      <text:p text:style-name="P19">Watch videos cant copy as mostly it is demonstration</text:p>
      <text:p text:style-name="P19"/>
      <text:p text:style-name="P19">Eventlisterner are web api. It is pushed to web api from call stack. It remain in web api and listens to the event. If it is click event then it waits for a click. </text:p>
      <text:p text:style-name="P15"/>
      <text:p text:style-name="P15"/>
      <text:p text:style-name="P11"/>
      <text:p text:style-name="P28"/>
      <text:p text:style-name="P26"/>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17:51:32.763926754</meta:creation-date>
    <meta:generator>LibreOffice/6.0.6.2$Linux_X86_64 LibreOffice_project/00m0$Build-2</meta:generator>
    <dc:date>2018-11-21T19:24:19.366414676</dc:date>
    <meta:editing-duration>PT1H12M15S</meta:editing-duration>
    <meta:editing-cycles>22</meta:editing-cycles>
    <meta:document-statistic meta:table-count="0" meta:image-count="0" meta:object-count="0" meta:page-count="3" meta:paragraph-count="77" meta:word-count="624" meta:character-count="3739" meta:non-whitespace-character-count="3176"/>
  </office:meta>
</office:document-meta>
</file>